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0A26372FE23CB535222.png" manifest:media-type="image/png"/>
  <manifest:file-entry manifest:full-path="Pictures/1000020100000320000000A81A8F6BD7917A9EE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2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60;p14" draw:style-name="gr2" draw:text-style-name="P5" draw:layer="layout" svg:width="3.162cm" svg:height="1.071cm" svg:x="10.038cm" svg:y="4.083cm">
          <text:p text:style-name="P4"><text:span text:style-name="T1">Ag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2" draw:text-style-name="P5" draw:layer="layout" svg:width="3.18cm" svg:height="1.107cm" svg:x="10.214cm" svg:y="6.93cm">
          <text:p text:style-name="P4"><text:span text:style-name="T2">Environ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4" draw:style-name="gr3" draw:text-style-name="P6" draw:layer="layout" svg:width="0.192cm" svg:height="2.864cm" svg:x="13.202cm" svg:y="4.618cm">
          <text:p/>
          <draw:enhanced-geometry draw:mirror-horizontal="false" draw:mirror-vertical="false" draw:text-areas="0 0 ?f5 ?f6" svg:viewBox="0 0 0 0" draw:type="ooxml-curvedConnector3" draw:modifiers="84554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3;p14" draw:style-name="gr3" draw:text-style-name="P6" draw:layer="layout" svg:width="0.175cm" svg:height="2.864cm" draw:transform="rotate (-3.14159265358979) translate (10.214cm 7.483cm)">
          <text:p/>
          <draw:enhanced-geometry draw:mirror-horizontal="false" draw:mirror-vertical="false" draw:text-areas="0 0 ?f5 ?f6" svg:viewBox="0 0 0 0" draw:type="ooxml-curvedConnector3" draw:modifiers="796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4;p14" draw:style-name="gr4" draw:text-style-name="P8" draw:layer="layout" svg:width="2.357cm" svg:height="0.692cm" svg:x="15.093cm" svg:y="5.704cm">
          <text:p text:style-name="P7"><text:span text:style-name="T2">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8" draw:layer="layout" svg:width="2.357cm" svg:height="0.765cm" svg:x="6.91cm" svg:y="5.482cm">
          <text:p text:style-name="P7"><text:span text:style-name="T2">Re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8" draw:layer="layout" svg:width="1.723cm" svg:height="0.765cm" svg:x="10.846cm" svg:y="5.659cm">
          <text:p text:style-name="P7"><text:span text:style-name="T2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5" draw:text-style-name="P6" draw:layer="layout" svg:width="3.781cm" svg:height="0.793cm" svg:x="9.817cm" svg:y="2.784cm">
          <draw:image xlink:href="Pictures/1000020100000320000000A81A8F6BD7917A9EEB.png" xlink:type="simple" xlink:show="embed" xlink:actuate="onLoad">
            <text:p/>
          </draw:image>
        </draw:frame>
        <draw:frame draw:name="Google Shape;68;p14" draw:style-name="gr5" draw:text-style-name="P6" draw:layer="layout" svg:width="3.781cm" svg:height="0.765cm" svg:x="9.729cm" svg:y="8.542cm">
          <draw:image xlink:href="Pictures/1000020100000320000000A26372FE23CB535222.png" xlink:type="simple" xlink:show="embed" xlink:actuate="onLoad">
            <text:p/>
          </draw:image>
        </draw:frame>
        <presentation:notes draw:style-name="dp2">
          <draw:page-thumbnail draw:name="Google Shape;57;g277f1c5c45a_0_0:notes" draw:style-name="gr1" draw:layer="layout" svg:width="16.932cm" svg:height="9.524cm" svg:x="1.059cm" svg:y="1.905cm" draw:page-number="2" presentation:class="page"/>
          <draw:frame draw:name="Google Shape;58;g277f1c5c45a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6.0.5.2$Linux_X86_64 LibreOffice_project/</meta:generator>
  </office:meta>
</office:document-meta>
</file>